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10176" calcext:value-type="float">
            <text:p>10,176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7:49:32.673000000</dc:date>
    <meta:editing-duration>P10DT19H25S</meta:editing-duration>
    <meta:editing-cycles>589</meta:editing-cycles>
    <meta:document-statistic meta:table-count="40" meta:cell-count="14063" meta:object-count="0"/>
  </office:meta>
</office:document-meta>
</file>